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580000001F516347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6">
      <style:graphic-properties draw:fill-color="#ffffff" draw:auto-grow-height="true" fo:min-height="13.231cm"/>
    </style:style>
    <style:style style:name="pr3" style:family="presentation" style:parent-style-name="lyt-cool-notes" style:list-style-name="L7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title">
      <style:graphic-properties draw:fill-color="#ffffff"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FOSS Tales</text:p>
          </draw:text-box>
        </draw:frame>
        <draw:frame presentation:style-name="pr2" draw:text-style-name="P1" draw:layer="layout" svg:width="23.912cm" svg:height="13.231cm" svg:x="2.058cm" svg:y="5.838cm" presentation:class="subtitle" presentation:user-transformed="true">
          <draw:text-box>
            <text:p text:style-name="P1">COMP8440: FOSSD</text:p>
            <text:p text:style-name="P1">Lecture 14</text:p>
            <text:p text:style-name="P1"/>
          </draw:text-box>
        </draw:frame>
        <draw:frame draw:style-name="gr1" draw:text-style-name="P2" draw:layer="layout" svg:width="3.103cm" svg:height="1.092cm" svg:x="1.398cm" svg:y="19.40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ivoisation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Tivo Series 1</text:p>
                <text:list>
                  <text:list-item>
                    <text:list>
                      <text:list-item>
                        <text:p text:style-name="P1">ok to have proprietary kernel modules?</text:p>
                      </text:list-item>
                      <text:list-item>
                        <text:p text:style-name="P1">ok to reverse engineer those modules?</text:p>
                      </text:list-item>
                    </text:list>
                  </text:list-item>
                </text:list>
              </text:list-item>
              <text:list-item>
                <text:p text:style-name="P1">Tivo Series 2</text:p>
                <text:list>
                  <text:list-item>
                    <text:list>
                      <text:list-item>
                        <text:p text:style-name="P1">ok to lock down the kernel?</text:p>
                      </text:list-item>
                      <text:list-item>
                        <text:p text:style-name="P1">Does the GPL guarantee the ability to use the source on the box it was written for?</text:p>
                      </text:list-item>
                    </text:list>
                  </text:list-item>
                </text:list>
              </text:list-item>
              <text:list-item>
                <text:p text:style-name="P1">GPLv3 and Tivoisation</text:p>
                <text:list>
                  <text:list-item>
                    <text:list>
                      <text:list-item>
                        <text:p text:style-name="P1">Different rules for consumer products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gcc and egc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gcc early days</text:p>
                <text:list>
                  <text:list-item>
                    <text:list>
                      <text:list-item>
                        <text:p text:style-name="P1">key component of GNU system</text:p>
                      </text:list-item>
                      <text:list-item>
                        <text:p text:style-name="P1">amazingly high quality compiler developed quickly</text:p>
                      </text:list-item>
                    </text:list>
                  </text:list-item>
                </text:list>
              </text:list-item>
              <text:list-item>
                <text:p text:style-name="P1">gcc2 problems</text:p>
                <text:list>
                  <text:list-item>
                    <text:list>
                      <text:list-item>
                        <text:p text:style-name="P1">development bogged down</text:p>
                      </text:list-item>
                      <text:list-item>
                        <text:p text:style-name="P1">frustration among many gcc developers</text:p>
                      </text:list-item>
                    </text:list>
                  </text:list-item>
                </text:list>
              </text:list-item>
              <text:list-item>
                <text:p text:style-name="P1">egcs fork (August 1997)</text:p>
                <text:list>
                  <text:list-item>
                    <text:list>
                      <text:list-item>
                        <text:p text:style-name="P1">used a more open development style</text:p>
                      </text:list-item>
                      <text:list-item>
                        <text:p text:style-name="P1">broadened the scope of the project</text:p>
                      </text:list-item>
                    </text:list>
                  </text:list-item>
                </text:list>
              </text:list-item>
              <text:list-item>
                <text:p text:style-name="P1">egcs adopted as new gcc (April 1999)</text:p>
                <text:list>
                  <text:list-item>
                    <text:list>
                      <text:list-item>
                        <text:p text:style-name="P1">fork was resolved</text:p>
                      </text:list-item>
                      <text:list-item>
                        <text:p text:style-name="P1">established steering commite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Qt/KDE and Gnome</text:p>
          </draw:text-box>
        </draw:frame>
        <draw:frame presentation:style-name="pr4" draw:text-style-name="P4" draw:layer="layout" svg:width="23.912cm" svg:height="13.561cm" svg:x="2.058cm" svg:y="5.838cm" presentation:class="outline" presentation:user-transformed="true">
          <draw:text-box>
            <text:list text:style-name="L5">
              <text:list-item>
                <text:p text:style-name="P1">Qt 1.x</text:p>
                <text:list>
                  <text:list-item>
                    <text:list>
                      <text:list-item>
                        <text:p text:style-name="P1">Used by KDE desktop</text:p>
                      </text:list-item>
                      <text:list-item>
                        <text:p text:style-name="P1">Concerns fueled Gnome work</text:p>
                      </text:list-item>
                      <text:list-item>
                        <text:p text:style-name="P1">FreeQT license - what if Trolltech withdrew it?</text:p>
                      </text:list-item>
                    </text:list>
                  </text:list-item>
                </text:list>
              </text:list-item>
              <text:list-item>
                <text:p text:style-name="P1">Qt 2.0</text:p>
                <text:list>
                  <text:list-item>
                    <text:list>
                      <text:list-item>
                        <text:p text:style-name="P1">QPL license</text:p>
                      </text:list-item>
                      <text:list-item>
                        <text:p text:style-name="P1">Not GPL compatible</text:p>
                      </text:list-item>
                      <text:list-item>
                        <text:p text:style-name="P1">Is KDE legal?</text:p>
                      </text:list-item>
                    </text:list>
                  </text:list-item>
                </text:list>
              </text:list-item>
              <text:list-item>
                <text:p text:style-name="P1">Qt 2.2 (September 2000)</text:p>
                <text:list>
                  <text:list-item>
                    <text:list>
                      <text:list-item>
                        <text:p text:style-name="P1">GPL license</text:p>
                      </text:list-item>
                      <text:list-item>
                        <text:p text:style-name="P1">All ok now?</text:p>
                      </text:list-item>
                    </text:list>
                  </text:list-item>
                </text:list>
              </text:list-item>
              <text:list-item>
                <text:p text:style-name="P1">Qt 4.5 (March 2009)</text:p>
                <text:list>
                  <text:list-item>
                    <text:list>
                      <text:list-item>
                        <text:p text:style-name="P1">LGPL option add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Ubuntu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Debian fork</text:p>
                <text:list>
                  <text:list-item>
                    <text:list>
                      <text:list-item>
                        <text:p text:style-name="P1">started in 2004</text:p>
                      </text:list-item>
                      <text:list-item>
                        <text:p text:style-name="P1">aimed for greater usability</text:p>
                      </text:list-item>
                      <text:list-item>
                        <text:p text:style-name="P1">widespread adoption</text:p>
                      </text:list-item>
                      <text:list-item>
                        <text:p text:style-name="P1">strong financial backing</text:p>
                      </text:list-item>
                    </text:list>
                  </text:list-item>
                </text:list>
              </text:list-item>
              <text:list-item>
                <text:p text:style-name="P1">Criticisms</text:p>
                <text:list>
                  <text:list-item>
                    <text:list>
                      <text:list-item>
                        <text:p text:style-name="P1">support for proprietary drivers – is this good for Linux?</text:p>
                      </text:list-item>
                      <text:list-item>
                        <text:p text:style-name="P1">giving back – does Ubuntu do enough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Novell and Microsoft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SuSE Linux</text:p>
                <text:list>
                  <text:list-item>
                    <text:list>
                      <text:list-item>
                        <text:p text:style-name="P1">popular distro – especially in Europe</text:p>
                      </text:list-item>
                      <text:list-item>
                        <text:p text:style-name="P1">bought by Novell in 2003</text:p>
                      </text:list-item>
                    </text:list>
                  </text:list-item>
                </text:list>
              </text:list-item>
              <text:list-item>
                <text:p text:style-name="P1">Novell/MS deal</text:p>
                <text:list>
                  <text:list-item>
                    <text:list>
                      <text:list-item>
                        <text:p text:style-name="P1">announced suddenly in November 2006</text:p>
                      </text:list-item>
                      <text:list-item>
                        <text:p text:style-name="P1">no consultation with community (suppliers)</text:p>
                      </text:list-item>
                      <text:list-item>
                        <text:p text:style-name="P1">contained patent covenant. Is it a GPLv2 violation?</text:p>
                      </text:list-item>
                      <text:list-item>
                        <text:p text:style-name="P1">Led to defensive clauses in GPLv3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Other Controversie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Some key controversies that shaped FOSS</text:p>
                <text:list>
                  <text:list-item>
                    <text:list>
                      <text:list-item>
                        <text:p text:style-name="P1">GNU/Linux vs Linux</text:p>
                      </text:list-item>
                      <text:list-item>
                        <text:p text:style-name="P1">The SCO lawsuit</text:p>
                      </text:list-item>
                      <text:list-item>
                        <text:p text:style-name="P1">The bitkeeper debate</text:p>
                      </text:list-item>
                      <text:list-item>
                        <text:p text:style-name="P1">Nvidia drivers</text:p>
                      </text:list-item>
                      <text:list-item>
                        <text:p text:style-name="P1">Sistina and GFS</text:p>
                      </text:list-item>
                      <text:list-item>
                        <text:p text:style-name="P1">ssh and OpenSSH</text:p>
                      </text:list-item>
                      <text:list-item>
                        <text:p text:style-name="P1">Mozilla trademark and IceWeasel</text:p>
                      </text:list-item>
                      <text:list-item>
                        <text:p text:style-name="P1">Cloud computing and FO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Mdp1">
      <draw:rect presentation:style-name="Mpr1" draw:text-style-name="M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86cm" svg:x="2.058cm" svg:y="5.838cm" presentation:class="outline" presentation:placeholder="true">
        <draw:text-box/>
      </draw:frame>
      <draw:rect presentation:style-name="Mpr2" draw:text-style-name="MP3" draw:layer="backgroundobjects" svg:width="0.505cm" svg:height="2.552cm" svg:x="0cm" svg:y="0cm">
        <text:p/>
      </draw:rect>
      <draw:rect presentation:style-name="Mpr2" draw:text-style-name="MP3" draw:layer="backgroundobjects" svg:width="0.505cm" svg:height="2.552cm" svg:x="0cm" svg:y="6.615cm">
        <text:p/>
      </draw:rect>
      <draw:rect presentation:style-name="Mpr2" draw:text-style-name="M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1$Build-9399</meta:generator>
    <meta:initial-creator>Andrew Tridgell</meta:initial-creator>
    <meta:creation-date>2009-03-07T14:24:48</meta:creation-date>
    <dc:creator>Michael Carden</dc:creator>
    <dc:date>2009-05-18T15:59:02</dc:date>
    <meta:editing-cycles>270</meta:editing-cycles>
    <meta:editing-duration>P7DT14H12M13S</meta:editing-duration>
    <meta:document-statistic meta:object-count="47"/>
    <meta:user-defined meta:name="Info 1"/>
    <meta:user-defined meta:name="Info 2"/>
    <meta:user-defined meta:name="Info 3"/>
    <meta:user-defined meta:name="Info 4"/>
  </office:meta>
</office:document-meta>
</file>